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color="#000000" style:font-name="Cantarell" fo:font-size="10.5pt" officeooo:rsid="0016f7b1" officeooo:paragraph-rsid="0016f7b1" style:font-size-asian="10.5pt" style:font-size-complex="10.5pt"/>
    </style:style>
    <style:style style:name="P2" style:family="paragraph" style:parent-style-name="Standard">
      <style:text-properties fo:color="#000000" style:font-name="Cantarell" fo:font-size="10.5pt" officeooo:rsid="0016f7b1" officeooo:paragraph-rsid="00237b88" style:font-size-asian="10.5pt" style:font-size-complex="10.5pt"/>
    </style:style>
    <style:style style:name="P3" style:family="paragraph" style:parent-style-name="Standard">
      <style:text-properties fo:color="#000000" style:font-name="Cantarell" fo:font-size="10.5pt" officeooo:rsid="0020de24" officeooo:paragraph-rsid="00237b88" style:font-size-asian="10.5pt" style:font-size-complex="10.5pt"/>
    </style:style>
    <style:style style:name="P4" style:family="paragraph" style:parent-style-name="Standard">
      <style:text-properties fo:color="#000000" style:font-name="Cantarell" fo:font-size="10.5pt" officeooo:rsid="0021f372" officeooo:paragraph-rsid="0021f372" style:font-size-asian="10.5pt" style:font-size-complex="10.5pt"/>
    </style:style>
    <style:style style:name="P5" style:family="paragraph" style:parent-style-name="Standard">
      <style:text-properties fo:color="#000000" style:font-name="Cantarell" fo:font-size="10.5pt" officeooo:rsid="00237b88" officeooo:paragraph-rsid="00237b88" style:font-size-asian="10.5pt" style:font-size-complex="10.5pt"/>
    </style:style>
    <style:style style:name="P6" style:family="paragraph" style:parent-style-name="Standard">
      <style:text-properties fo:color="#000000" style:font-name="Cantarell" fo:font-size="10.5pt" officeooo:rsid="002795e8" officeooo:paragraph-rsid="002795e8" style:font-size-asian="10.5pt" style:font-size-complex="10.5pt"/>
    </style:style>
    <style:style style:name="P7" style:family="paragraph" style:parent-style-name="Standard">
      <style:text-properties fo:color="#000000" style:font-name="Cantarell" fo:font-size="10.5pt" officeooo:rsid="0027ed62" officeooo:paragraph-rsid="0027ed62" style:font-size-asian="10.5pt" style:font-size-complex="10.5pt"/>
    </style:style>
    <style:style style:name="P8" style:family="paragraph" style:parent-style-name="Standard">
      <style:text-properties fo:color="#000000" style:font-name="Cantarell" fo:font-size="10.5pt" officeooo:rsid="0029a3c5" officeooo:paragraph-rsid="0029a3c5" style:font-size-asian="10.5pt" style:font-size-complex="10.5pt"/>
    </style:style>
    <style:style style:name="P9" style:family="paragraph" style:parent-style-name="Standard">
      <style:text-properties fo:color="#000000" style:font-name="Cantarell" fo:font-size="10.5pt" officeooo:rsid="002d2340" officeooo:paragraph-rsid="002d2340" style:font-size-asian="10.5pt" style:font-size-complex="10.5pt"/>
    </style:style>
    <style:style style:name="P10" style:family="paragraph" style:parent-style-name="Standard">
      <style:text-properties fo:color="#000000" style:font-name="Cantarell" fo:font-size="10.5pt" officeooo:rsid="003315d3" officeooo:paragraph-rsid="003315d3" style:font-size-asian="10.5pt" style:font-size-complex="10.5pt"/>
    </style:style>
    <style:style style:name="P11" style:family="paragraph" style:parent-style-name="Standard">
      <style:text-properties fo:color="#000000" style:font-name="Cantarell" fo:font-size="10.5pt" officeooo:rsid="00337535" officeooo:paragraph-rsid="00337535" style:font-size-asian="10.5pt" style:font-size-complex="10.5pt"/>
    </style:style>
    <style:style style:name="P12" style:family="paragraph" style:parent-style-name="Standard">
      <style:text-properties fo:color="#000000" style:font-name="Cantarell" fo:font-size="10.5pt" officeooo:rsid="00352422" officeooo:paragraph-rsid="00352422" style:font-size-asian="10.5pt" style:font-size-complex="10.5pt"/>
    </style:style>
    <style:style style:name="P13" style:family="paragraph" style:parent-style-name="Standard">
      <style:text-properties fo:color="#000000" style:font-name="Cantarell" fo:font-size="10.5pt" officeooo:rsid="0036747c" officeooo:paragraph-rsid="0036747c" style:font-size-asian="10.5pt" style:font-size-complex="10.5pt"/>
    </style:style>
    <style:style style:name="P14" style:family="paragraph" style:parent-style-name="Standard">
      <style:text-properties fo:color="#000000" style:font-name="Cantarell" fo:font-size="10.5pt" officeooo:rsid="0037ff39" officeooo:paragraph-rsid="0037ff39" style:font-size-asian="10.5pt" style:font-size-complex="10.5pt"/>
    </style:style>
    <style:style style:name="P15" style:family="paragraph" style:parent-style-name="Standard">
      <style:text-properties fo:color="#000000" style:font-name="Cantarell" fo:font-size="10.5pt" fo:font-weight="bold" officeooo:rsid="002d2340" officeooo:paragraph-rsid="002d2340" style:font-size-asian="10.5pt" style:font-weight-asian="bold" style:font-size-complex="10.5pt" style:font-weight-complex="bold"/>
    </style:style>
    <style:style style:name="P16" style:family="paragraph" style:parent-style-name="Standard">
      <style:text-properties fo:color="#000000" style:font-name="Cantarell" fo:font-size="10.5pt" fo:font-weight="bold" officeooo:rsid="002eeb8c" officeooo:paragraph-rsid="002eeb8c" style:font-size-asian="10.5pt" style:font-weight-asian="bold" style:font-size-complex="10.5pt" style:font-weight-complex="bold"/>
    </style:style>
    <style:style style:name="P17" style:family="paragraph" style:parent-style-name="Standard">
      <style:text-properties fo:color="#000000" style:font-name="Cantarell" fo:font-size="10.5pt" fo:font-weight="bold" officeooo:rsid="003315d3" officeooo:paragraph-rsid="003315d3" style:font-size-asian="10.5pt" style:font-weight-asian="bold" style:font-size-complex="10.5pt" style:font-weight-complex="bold"/>
    </style:style>
    <style:style style:name="P18" style:family="paragraph" style:parent-style-name="Standard">
      <style:text-properties fo:color="#000000" style:font-name="Cantarell" fo:font-size="10.5pt" fo:font-weight="bold" officeooo:rsid="00352422" officeooo:paragraph-rsid="00352422" style:font-size-asian="10.5pt" style:font-weight-asian="bold" style:font-size-complex="10.5pt" style:font-weight-complex="bold"/>
    </style:style>
    <style:style style:name="P19" style:family="paragraph" style:parent-style-name="Standard">
      <style:text-properties fo:color="#000000" style:font-name="Cantarell" fo:font-size="10.5pt" fo:font-weight="bold" officeooo:rsid="0036747c" officeooo:paragraph-rsid="0036747c" style:font-size-asian="10.5pt" style:font-weight-asian="bold" style:font-size-complex="10.5pt" style:font-weight-complex="bold"/>
    </style:style>
    <style:style style:name="P20" style:family="paragraph" style:parent-style-name="Standard">
      <style:text-properties fo:color="#000000" style:font-name="Cantarell" fo:font-size="10.5pt" fo:font-style="italic" fo:font-weight="bold" officeooo:rsid="0021f372" officeooo:paragraph-rsid="0021f372" style:font-size-asian="10.5pt" style:font-style-asian="italic" style:font-weight-asian="bold" style:font-size-complex="10.5pt" style:font-style-complex="italic" style:font-weight-complex="bold"/>
    </style:style>
    <style:style style:name="P21" style:family="paragraph" style:parent-style-name="Standard">
      <style:text-properties fo:color="#000000" style:font-name="Cantarell" fo:font-size="10.5pt" fo:font-style="italic" fo:font-weight="bold" officeooo:rsid="002d2340" officeooo:paragraph-rsid="002d2340" style:font-size-asian="10.5pt" style:font-style-asian="italic" style:font-weight-asian="bold" style:font-size-complex="10.5pt" style:font-style-complex="italic" style:font-weight-complex="bold"/>
    </style:style>
    <style:style style:name="P22" style:family="paragraph" style:parent-style-name="Standard">
      <style:text-properties fo:color="#000000" style:font-name="Cantarell" fo:font-size="10.5pt" fo:font-style="italic" fo:font-weight="bold" officeooo:rsid="002eeb8c" officeooo:paragraph-rsid="002eeb8c" style:font-size-asian="10.5pt" style:font-style-asian="italic" style:font-weight-asian="bold" style:font-size-complex="10.5pt" style:font-style-complex="italic" style:font-weight-complex="bold"/>
    </style:style>
    <style:style style:name="P23" style:family="paragraph" style:parent-style-name="Standard">
      <style:text-properties fo:color="#000000" style:font-name="Cantarell" fo:font-size="10.5pt" fo:font-weight="normal" officeooo:rsid="00308439" officeooo:paragraph-rsid="00308439" style:font-size-asian="10.5pt" style:font-weight-asian="normal" style:font-size-complex="10.5pt" style:font-weight-complex="normal"/>
    </style:style>
    <style:style style:name="P24" style:family="paragraph" style:parent-style-name="Standard">
      <style:text-properties fo:color="#000000" style:font-name="Cantarell" fo:font-size="10.5pt" fo:font-weight="normal" officeooo:rsid="003315d3" officeooo:paragraph-rsid="003315d3" style:font-size-asian="10.5pt" style:font-weight-asian="normal" style:font-size-complex="10.5pt" style:font-weight-complex="normal"/>
    </style:style>
    <style:style style:name="P25" style:family="paragraph" style:parent-style-name="Standard">
      <style:text-properties fo:color="#000000" style:font-name="Cantarell" fo:font-size="10.5pt" fo:font-weight="normal" officeooo:rsid="0037ff39" officeooo:paragraph-rsid="0037ff39" style:font-size-asian="10.5pt" style:font-weight-asian="normal" style:font-size-complex="10.5pt" style:font-weight-complex="normal"/>
    </style:style>
    <style:style style:name="P26" style:family="paragraph" style:parent-style-name="Standard">
      <style:text-properties fo:color="#000000" style:font-name="Cantarell" fo:font-size="10.5pt" fo:font-style="normal" officeooo:rsid="0029a3c5" officeooo:paragraph-rsid="0029a3c5" style:font-size-asian="10.5pt" style:font-style-asian="normal" style:font-size-complex="10.5pt" style:font-style-complex="normal"/>
    </style:style>
    <style:style style:name="P27" style:family="paragraph" style:parent-style-name="Standard">
      <style:text-properties fo:color="#000000" style:font-name="Cantarell" fo:font-size="10.5pt" fo:font-style="normal" fo:font-weight="bold" officeooo:rsid="003315d3" officeooo:paragraph-rsid="003315d3" style:font-size-asian="10.5pt" style:font-style-asian="normal" style:font-weight-asian="bold" style:font-size-complex="10.5pt" style:font-style-complex="normal" style:font-weight-complex="bold"/>
    </style:style>
    <style:style style:name="P28" style:family="paragraph" style:parent-style-name="Standard">
      <style:paragraph-properties fo:text-align="center" style:justify-single-word="false"/>
      <style:text-properties fo:color="#000000" style:font-name="Cantarell" fo:font-size="12pt" fo:font-weight="bold" officeooo:rsid="0021f372" officeooo:paragraph-rsid="0021f372" style:font-size-asian="12pt" style:font-weight-asian="bold" style:font-size-complex="12pt" style:font-weight-complex="bold"/>
    </style:style>
    <style:style style:name="P29" style:family="paragraph" style:parent-style-name="Standard">
      <style:text-properties fo:color="#000000" style:font-name="Cantarell" fo:font-size="10.5pt" fo:font-weight="bold" officeooo:rsid="0036747c" officeooo:paragraph-rsid="0036747c" style:font-size-asian="10.5pt" style:font-weight-asian="bold" style:font-size-complex="10.5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officeooo:rsid="002795e8"/>
    </style:style>
    <style:style style:name="T3" style:family="text">
      <style:text-properties officeooo:rsid="0027ed62"/>
    </style:style>
    <style:style style:name="T4" style:family="text">
      <style:text-properties officeooo:rsid="002b687a"/>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8690c" style:font-weight-asian="normal" style:font-weight-complex="normal"/>
    </style:style>
    <style:style style:name="T8" style:family="text">
      <style:text-properties officeooo:rsid="00337535"/>
    </style:style>
    <style:style style:name="T9" style:family="text">
      <style:text-properties officeooo:rsid="00352422"/>
    </style:style>
    <style:style style:name="T10" style:family="text">
      <style:text-properties officeooo:rsid="0036747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3869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tthias Gradaive</text:p>
      <text:p text:style-name="P4">Romain Chiquet</text:p>
      <text:p text:style-name="P4"/>
      <text:p text:style-name="P28">ASE - TP789</text:p>
      <text:p text:style-name="P1"/>
      <text:p text:style-name="P21">1. Transformation flottant vers fixe</text:p>
      <text:p text:style-name="P9"/>
      <text:p text:style-name="P9">Voir <text:span text:style-name="T5">deriche_slow</text:span></text:p>
      <text:p text:style-name="P15"/>
      <text:p text:style-name="P20">2. <text:span text:style-name="T12">Amélioration</text:span> de la localité temporelle des accès <text:span text:style-name="T12">mémoire</text:span> pour le cache</text:p>
      <text:p text:style-name="P4"/>
      <text:p text:style-name="P5">- Nombre d<text:span text:style-name="T2">e mots de 32 bits accédés dans L2 :</text:span></text:p>
      <text:p text:style-name="P6">yp1, yp2, xp1, xp2, a3, a1, b1, b2, y2<text:span text:style-name="T4">[]</text:span> (width * height), in<text:span text:style-name="T4">[]</text:span> (width * height / 4)</text:p>
      <text:p text:style-name="P6">Pour width = 1500 et height = 1050 : <text:span text:style-name="T3">1968758 mots de 32 bits</text:span> </text:p>
      <text:p text:style-name="P5"/>
      <text:p text:style-name="P5">A cela, nous pouvons ajouter le nombre de lectures/<text:span text:style-name="T12">écritures</text:span> effectuées au sein de L1 et L3 avant d'obtenir les valeurs de i et j <text:span text:style-name="T12">nécessaire</text:span> pour accéder à un <text:span text:style-name="T12">élément.</text:span></text:p>
      <text:p text:style-name="P5"/>
      <text:p text:style-name="P7">En prenant en compte que les accès aux différents tableaux :</text:p>
      <text:p text:style-name="P7">Dans L1 : y1<text:span text:style-name="T4">[]</text:span> et in<text:span text:style-name="T4">[]</text:span> = 40 octets = 1.25 mot de 32 bits</text:p>
      <text:p text:style-name="P7">Dans L3 : t<text:span text:style-name="T4">[]</text:span>, y1<text:span text:style-name="T4">[]</text:span>, y2<text:span text:style-name="T4">[]</text:span> = 96 octets = 3 mots de 32 bits</text:p>
      <text:p text:style-name="P26"/>
      <text:p text:style-name="P26">- La taille du cache précisée dans vex.cfg est de 8KB = 8192 octets = 2048 mots de 32 bits.</text:p>
      <text:p text:style-name="P26">Lors de la relecture de qy1 dans L3, plus aucune « cellules » de L1 ne seront présentes dans le cache. Le nombre de mots de 32 bits présents dans L2 est à lui seul largement supérieur à la taille du cache. Le nombre de défaut de cache sera donc très élevé.</text:p>
      <text:p text:style-name="P8"/>
      <text:p text:style-name="P8">- Il faut réaliser des fusions de boucle<text:span text:style-name="T4">s</text:span> afin de rapprocher les écritures et utilisations des valeurs de qy1 et qy2.</text:p>
      <text:p text:style-name="P9">Voir <text:span text:style-name="T5">deriche_fused</text:span></text:p>
      <text:p text:style-name="P2"/>
      <text:p text:style-name="P21">3. Amélioration de la localité temporelle des accès mémoire pour le cache</text:p>
      <text:p text:style-name="P9"/>
      <text:p text:style-name="P9">Avec le code issue de la question 5, nous pouvons de qt[ ] en stockant les <text:span text:style-name="T12">résultats</text:span> <text:span text:style-name="T12">intermédiaires</text:span> de qy1 et qy2 sur une seule ligne.</text:p>
      <text:p text:style-name="P9">Dans notre cas, cela divise la taille des tableaux par 1050. Les tableaux utilisés sont donc plus petits, leurs cellules sont donc plus souvent présentes dans le cache.</text:p>
      <text:p text:style-name="P9">Voir <text:span text:style-name="T5">deriche_array</text:span></text:p>
      <text:p text:style-name="P15"/>
      <text:p text:style-name="P22">4. Parallélisme au niveau instruction et utilisation du cache</text:p>
      <text:p text:style-name="P16"/>
      <text:p text:style-name="P23">Les fichiers .mm décrivent différentes <text:span text:style-name="T12">architectures</text:span> de processeurs. L'entier présent dans ces fichiers précise le nombre d'unité <text:span text:style-name="T12">d’exécution</text:span> présent dans l'architecture (une pour RISC, plusieurs pour du VLIW).</text:p>
      <text:p text:style-name="P23">Le chemin vers l'architecture à utiliser est précisée dans le makefile (MM_FILE).</text:p>
      <text:p text:style-name="P23"/>
      <text:p text:style-name="P24"/>
      <text:p text:style-name="P24"/>
      <text:p text:style-name="P24"/>
      <text:p text:style-name="P24"/>
      <text:p text:style-name="P24"/>
      <text:p text:style-name="P17">RISC :</text:p>
      <text:p text:style-name="P24">deriche_slow()<text:tab/><text:tab/>Total Cycles: <text:s text:c="26"/>333881270 (1669.41 msec)<text:tab/><text:span text:style-name="T8">100 %</text:span></text:p>
      <text:p text:style-name="P24">deriche_fused()<text:tab/>Total Cycles: <text:s text:c="26"/>257632102 (1288.16 msec)<text:tab/><text:span text:style-name="T8">100 %</text:span></text:p>
      <text:p text:style-name="P24">deriche_array()<text:tab/><text:tab/>Total Cycles: <text:s text:c="26"/>195162429 (975.812 msec)<text:tab/><text:span text:style-name="T8">100 %</text:span></text:p>
      <text:p text:style-name="P27"/>
      <text:p text:style-name="P27"><text:soft-page-break/>VLIW2 :</text:p>
      <text:p text:style-name="P24">deriche slow()<text:tab/> <text:tab/>Total Cycles: <text:s text:c="26"/>268748405 (1343.74 msec) <text:tab/><text:span text:style-name="T8">80 %</text:span><text:tab/></text:p>
      <text:p text:style-name="P24">deriche_fused() <text:tab/>Total Cycles: <text:s text:c="26"/>197231498 (986.157 msec)<text:tab/><text:span text:style-name="T8">77 %</text:span><text:tab/></text:p>
      <text:p text:style-name="P24">deriche_array()<text:tab/><text:tab/>Total Cycles: <text:s text:c="26"/>134481719 (672.409 msec)<text:tab/><text:span text:style-name="T8">69 %</text:span></text:p>
      <text:p text:style-name="P2"/>
      <text:p text:style-name="P17">VLIW4 :</text:p>
      <text:p text:style-name="P10">deriche_slow()<text:tab/><text:tab/>Total Cycles: <text:s text:c="26"/>255882373 (1279.41 msec)<text:tab/><text:span text:style-name="T8">77 %</text:span></text:p>
      <text:p text:style-name="P10">deriche_fused()<text:tab/>Total Cycles: <text:s text:c="26"/>183830441 (919.152 msec)<text:tab/><text:span text:style-name="T8">71 %</text:span></text:p>
      <text:p text:style-name="P10">deriche_array()<text:tab/><text:tab/>Total Cycles: <text:s text:c="26"/>122290431 (611.452 msec)<text:tab/><text:span text:style-name="T8">62 %</text:span></text:p>
      <text:p text:style-name="P10"/>
      <text:p text:style-name="P11">L'augmentation d<text:span text:style-name="T9">u nombre de</text:span> voie améliore les performances. Sur une <text:span text:style-name="T12">architecture</text:span> RISC, les instructions sont <text:span text:style-name="T12">exécutées</text:span> de façon séquentielle, <text:span text:style-name="T9">sur une architecture VLIW, <text:s/>le compilateur essaye de paralléliser au maximum l’exécution des instructions sur toutes les voies disponibles</text:span>. <text:span text:style-name="T9">Un processeur disposant d'un architecture VLIW4 peut donc exécuter jusqu’à 4 instructions en un seul cycle.</text:span> </text:p>
      <text:p text:style-name="P2"/>
      <text:p text:style-name="P18">5. Encodage des données et utilisation du cache</text:p>
      <text:p text:style-name="P2"/>
      <text:p text:style-name="P12">Les valeurs manipulées par le filtre de <text:span text:style-name="T12">Deriche</text:span> peuvent être stockées sur 8 bits (avec perte de précision, les 8 bits concernant seulement la partie entière).</text:p>
      <text:p text:style-name="P12">Nous <text:span text:style-name="T10">avons choisi d'</text:span>utiliser <text:span text:style-name="T10">le type short et un codage de type Q8,7 qui nous permet de garder une précision proche de celle obtenue sur 32 bits.</text:span></text:p>
      <text:p text:style-name="P13">Nous pouvons <text:span text:style-name="T12">espérer</text:span> un gain de <text:span text:style-name="T12">performance</text:span> grâce à une diminution du nombre de défaut de cache. Les variables manipulées étant codées sur 16 bits au lieu de 32, il peut donc avoir le double de variables présentes en mémoire cache.</text:p>
      <text:p text:style-name="P12"/>
      <text:p text:style-name="P13">Voir <text:span text:style-name="T5">deriche_short()</text:span></text:p>
      <text:p text:style-name="P19"/>
      <text:p text:style-name="P19">RISC :</text:p>
      <text:p text:style-name="P13">Total Cycles: <text:s text:c="26"/>201664289 (1008.32 msec)</text:p>
      <text:p text:style-name="P13"/>
      <text:p text:style-name="P19">VLIW2 :</text:p>
      <text:p text:style-name="P13">Total Cycles: <text:s text:c="26"/>131710911 (658.555 msec)</text:p>
      <text:p text:style-name="P13"/>
      <text:p text:style-name="P19">VLIW4 :</text:p>
      <text:p text:style-name="P13">Total Cycles: <text:s text:c="26"/>116862654 (584.313 msec)</text:p>
      <text:p text:style-name="P2"/>
      <text:p text:style-name="P19">6. Parallélisme de données et instructions SIMD</text:p>
      <text:p text:style-name="P2"/>
      <text:p text:style-name="P14">Voir <text:span text:style-name="T5">deriche_simd() </text:span><text:span text:style-name="T6">(</text:span><text:span text:style-name="T7">nécessite</text:span><text:span text:style-name="T6"> de </text:span><text:span text:style-name="T7">dé-commenter</text:span><text:span text:style-name="T6"> l'include de vex_simd.h dans ainsi que le code de la fonction deriche_simd dans </text:span><text:span text:style-name="T11">deriche.c </text:span><text:span text:style-name="T1">).</text:span></text:p>
      <text:p text:style-name="P25"/>
      <text:p text:style-name="P2"/>
      <text:p text:style-name="P2"/>
      <text:p text:style-name="P2"/>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0:48:14.777298484</meta:creation-date>
    <dc:date>2015-04-12T00:15:36.330807877</dc:date>
    <meta:editing-duration>PT3H35M21S</meta:editing-duration>
    <meta:editing-cycles>13</meta:editing-cycles>
    <meta:generator>LibreOffice/4.2.7.2$Linux_X86_64 LibreOffice_project/420m0$Build-2</meta:generator>
    <dc:creator>Matthias </dc:creator>
    <meta:document-statistic meta:table-count="0" meta:image-count="0" meta:object-count="0" meta:page-count="2" meta:paragraph-count="50" meta:word-count="637" meta:character-count="4110" meta:non-whitespace-character-count="3197"/>
  </office:meta>
</office:document-meta>
</file>